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A01DB98421.png"/>
  <manifest:file-entry manifest:media-type="image/png" manifest:full-path="Pictures/10000000000000C8000000BA3F4525F0.png"/>
  <manifest:file-entry manifest:media-type="image/png" manifest:full-path="Pictures/10000000000001450000009F919582E5.png"/>
  <manifest:file-entry manifest:media-type="image/png" manifest:full-path="Pictures/100000000000013B000000B618AA970D.png"/>
  <manifest:file-entry manifest:media-type="image/png" manifest:full-path="Pictures/10000000000007800000041BE62D1405.png"/>
  <manifest:file-entry manifest:media-type="image/png" manifest:full-path="Pictures/1000000000000197000001C4A0A8DDC4.png"/>
  <manifest:file-entry manifest:media-type="image/png" manifest:full-path="Pictures/10000000000005E0000000E2CB2F7C0F.png"/>
  <manifest:file-entry manifest:media-type="image/png" manifest:full-path="Pictures/100000000000011300000088BF533902.png"/>
  <manifest:file-entry manifest:media-type="image/png" manifest:full-path="Pictures/10000000000000F4000000D4475F5095.png"/>
  <manifest:file-entry manifest:media-type="image/png" manifest:full-path="Pictures/1000000000000411000002C9ACC5ECAF.png"/>
  <manifest:file-entry manifest:media-type="image/png" manifest:full-path="Pictures/10000000000001ED0000013C007D65A0.png"/>
  <manifest:file-entry manifest:media-type="image/png" manifest:full-path="Pictures/1000000000000416000002C938F38FE0.png"/>
  <manifest:file-entry manifest:media-type="image/png" manifest:full-path="Pictures/1000000000000111000000D0CE91F98E.png"/>
  <manifest:file-entry manifest:media-type="image/png" manifest:full-path="Pictures/10000000000002F70000028EE20E297E.png"/>
  <manifest:file-entry manifest:media-type="image/png" manifest:full-path="Pictures/1000000000000188000000D1BB5EE2DC.png"/>
  <manifest:file-entry manifest:media-type="image/png" manifest:full-path="Pictures/100000000000045C0000028A01848AFC.png"/>
  <manifest:file-entry manifest:media-type="image/png" manifest:full-path="Pictures/1000000000000197000000826231235F.png"/>
  <manifest:file-entry manifest:media-type="image/png" manifest:full-path="Pictures/10000000000001460000009B0580B7EB.png"/>
  <manifest:file-entry manifest:media-type="image/png" manifest:full-path="Pictures/100000000000017800000132A9F74DE9.png"/>
  <manifest:file-entry manifest:media-type="image/png" manifest:full-path="Pictures/10000000000002580000012D3D79A0A8.png"/>
  <manifest:file-entry manifest:media-type="image/png" manifest:full-path="Pictures/100000000000040E000002BFC8AE4586.png"/>
  <manifest:file-entry manifest:media-type="image/png" manifest:full-path="Pictures/100000000000019A00000027D005DC29.png"/>
  <manifest:file-entry manifest:media-type="image/png" manifest:full-path="Pictures/10000000000007800000041B80DDA1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paragraph-properties fo:text-align="justify" style:justify-single-word="false"/>
      <style:text-properties style:text-underline-style="none"/>
    </style:style>
    <style:style style:name="P9" style:family="paragraph" style:parent-style-name="Standard">
      <style:paragraph-properties fo:text-align="justify" style:justify-single-word="false"/>
      <style:text-properties style:text-underline-style="none" fo:font-weight="bold" style:font-weight-asian="bold" style:font-weight-complex="bold"/>
    </style:style>
    <style:style style:name="P10" style:family="paragraph" style:parent-style-name="Standard">
      <style:paragraph-properties fo:text-align="justify" style:justify-single-word="false"/>
      <style:text-properties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fo:color="#9933ff" style:text-underline-style="none" fo:font-weight="bold" style:font-weight-asian="bold" style:font-weight-complex="bold"/>
    </style:style>
    <style:style style:name="P12"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T1" style:family="text">
      <style:text-properties fo:color="#9933ff" fo:font-weight="bold" style:font-weight-asian="bold" style:font-weight-complex="bold"/>
    </style:style>
    <style:style style:name="T2"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QL. Curso completo de SQL. aprende desde cero.</text:p>
      <text:p text:style-name="P2">Comandos SQL UDEMY</text:p>
      <text:p text:style-name="P1"/>
      <text:p text:style-name="P1">Ing. Luis Felipe Narvaez Gomez. E-mail: ing.felipenarvaez017@gmail.com</text:p>
      <text:p text:style-name="Standard"/>
      <text:p text:style-name="P1">*APUNTES*</text:p>
      <text:p text:style-name="P1"/>
      <text:p text:style-name="P3"><draw:frame draw:style-name="fr1" draw:name="gráficos2" text:anchor-type="paragraph" svg:width="17.59cm" svg:height="10.245cm" draw:z-index="0"><draw:image xlink:href="Pictures/100000000000045C0000028A01848AFC.png" xlink:type="simple" xlink:show="embed" xlink:actuate="onLoad"/></draw:frame></text:p>
      <text:p text:style-name="P1">DESCRIPCION DE CURSO</text:p>
      <text:p text:style-name="P3"/>
      <text:p text:style-name="P3">Link:</text:p>
      <text:p text:style-name="P3"/>
      <text:p text:style-name="P4"><text:tab/>https://www.udemy.com/course/sql-curso-completo-de-sql-aprende-desde-cero/learn/lecture/13191096#overview</text:p>
      <text:p text:style-name="P3"/>
      <text:p text:style-name="P3">Descripcion General:</text:p>
      <text:p text:style-name="P3"/>
      <text:p text:style-name="P3"><text:tab/>Acerca de este curso: Aprende SQL desde cero para saber manejar cualquier base de datos</text:p>
      <text:p text:style-name="P3"/>
      <text:p text:style-name="P3">Por cifras:</text:p>
      <text:p text:style-name="P3"/>
      <text:p text:style-name="P3"><text:tab/>Nivel de habilidad: Todos los niveles</text:p>
      <text:p text:style-name="P3"><text:tab/>Estudiantes: 9271</text:p>
      <text:p text:style-name="P3"><text:tab/>Idiomas: Español</text:p>
      <text:p text:style-name="P3"><text:tab/>Subtítulos: Sí</text:p>
      <text:p text:style-name="P3"><text:tab/>Clases: 86</text:p>
      <text:p text:style-name="P3"><text:tab/>Vídeo: 3 horas en total</text:p>
      <text:p text:style-name="P3"><text:soft-page-break/><text:tab/>Certificados: Consigue el certificado de Udemy al completar todo el curso</text:p>
      <text:p text:style-name="P3"/>
      <text:p text:style-name="P3">Características: Disponible en iOS y Android</text:p>
      <text:p text:style-name="P3"/>
      <text:p text:style-name="P3">Descripcion:</text:p>
      <text:p text:style-name="P3"/>
      <text:p text:style-name="P3"><text:tab/>Aprenderás a realizar consultas básicas y avanzadas, realizar actualizaciones y modificaciones <text:tab/>sobre cualquier base de datos, mediante el lenguaje SQL. Estos conocimientos de SQL sirven <text:tab/>para cualquier base de datos del mercado: MySQL, Oracle, DB2, SQL Server, y muchas más. <text:tab/>¡Aprender SQL es una de las formas más rápidas para mejorar tus perspectivas profesionales, ya <text:tab/>que es una de las habilidades tecnológicas más demandadas actualmente! ¡En este curso <text:tab/>aprenderás rápidamente, mediante ejemplos con explicaciones cortas y sencillas!</text:p>
      <text:p text:style-name="P3"/>
      <text:p text:style-name="P3">Lo que aprenderás</text:p>
      <text:p text:style-name="P3"/>
      <text:list xml:id="list6998372183661573333" text:style-name="L1">
        <text:list-item>
          <text:p text:style-name="P6">Usar SQL para hacer cualquier tipo de consulta de una base de datos</text:p>
        </text:list-item>
        <text:list-item>
          <text:p text:style-name="P6">Escribir consultas SQL complejas para una o varias tablas</text:p>
        </text:list-item>
        <text:list-item>
          <text:p text:style-name="P6">Aprenderas a crear, modificar y optimizar cualquier base de datos</text:p>
        </text:list-item>
        <text:list-item>
          <text:p text:style-name="P6">Al finalizar este curso, tendrá el conocimiento para administrar y utilizar mejor cualquier base de datos</text:p>
        </text:list-item>
        <text:list-item>
          <text:p text:style-name="P6">¿Hay requisitos para realizar el curso?</text:p>
        </text:list-item>
        <text:list-item>
          <text:p text:style-name="P6">No hay requisitios previos. Solo será necesario disponer de un ordenador si se quiere practicar con los ejemplos explicados en el curso</text:p>
        </text:list-item>
        <text:list-item>
          <text:p text:style-name="P6">¿Para quién es este curso?</text:p>
        </text:list-item>
        <text:list-item>
          <text:p text:style-name="P6">Cualquier persona interesada en aprender sobre SQL para el manejo de bases de datos o para empezar con el análisis de datos</text:p>
        </text:list-item>
      </text:list>
      <text:p text:style-name="P3"/>
      <text:p text:style-name="P3">Instructores</text:p>
      <text:p text:style-name="P3"/>
      <text:p text:style-name="P3"><text:tab/>Redait Media Ingeniería de software</text:p>
      <text:p text:style-name="P3"/>
      <text:p text:style-name="P3"><text:tab/>REDAIT MEDIA es una empresa de IT especializa en software con personal titulado en <text:tab/>Ingeniería en Informática con más de 20 años de experiencia en el desarrollo del software.</text:p>
      <text:p text:style-name="P3"><text:tab/>Somos expertos en la gestión de bases de datos con SQL, y hemos querido compartir con <text:tab/>vosotros este curso completo de SQL.</text:p>
      <text:p text:style-name="P3"><text:tab/>También somos expertos en lenguajes de programación y proximamente crearemos algunos <text:tab/>cursos sobre programación.</text:p>
      <text:p text:style-name="P3"/>
      <text:p text:style-name="P3">Valoraciones</text:p>
      <text:p text:style-name="P3"/>
      <text:p text:style-name="P3"><text:tab/>4.4</text:p>
      <text:p text:style-name="P3"><text:tab/>Calificación: 4.386113 de 5</text:p>
      <text:p text:style-name="P3"><text:tab/>Valoración del curso</text:p>
      <text:p text:style-name="P3"/>
      <text:p text:style-name="P3"><text:tab/>Introduccion a SQL</text:p>
      <text:p text:style-name="P3"/>
      <text:p text:style-name="P3"/>
      <text:p text:style-name="P3"/>
      <text:p text:style-name="P3"><text:soft-page-break/>SQL es un lenguaje de programacion para el acceso a bases de datos</text:p>
      <text:p text:style-name="P3">SQL se utiliza para acceder y manipular datos en cualquier base de datos de mercado, como por ejemplo:</text:p>
      <text:p text:style-name="P3"/>
      <text:p text:style-name="P3"><text:tab/>MySQL</text:p>
      <text:p text:style-name="P3"><text:tab/>ORACLE</text:p>
      <text:p text:style-name="P3"><text:tab/>DB2</text:p>
      <text:p text:style-name="P3"><text:tab/>SQL Server</text:p>
      <text:p text:style-name="P3"><text:tab/>etc.</text:p>
      <text:p text:style-name="P3"/>
      <text:p text:style-name="P3">SQL se compone de sentencias, cada una con una utilidad diferente y las vamos a estudiar en dos secciones, SQL Baico y SQL avanzado; con multitud de ejemplos para entenderlo perfectamente.</text:p>
      <text:p text:style-name="P3"/>
      <text:p text:style-name="P3"><text:tab/>SQL BASICO</text:p>
      <text:p text:style-name="P3"/>
      <text:p text:style-name="P3"><text:tab/><text:tab/>Estas son las sentencias basicas para SQL:</text:p>
      <text:p text:style-name="P3"/>
      <text:p text:style-name="P3"><text:tab/><text:tab/><text:tab/>SELECT --&gt; Para consultar datos</text:p>
      <text:p text:style-name="P3"><text:tab/><text:tab/><text:tab/>WHERE --&gt; para incluir condiciones</text:p>
      <text:p text:style-name="P3"><text:tab/><text:tab/><text:tab/>ORDER BY --&gt; para ordenar resultados</text:p>
      <text:p text:style-name="P3"><text:tab/><text:tab/><text:tab/>INSERT --&gt; para insertar datos</text:p>
      <text:p text:style-name="P3"><text:tab/><text:tab/><text:tab/>UPDATE --&gt; para actualizar datos</text:p>
      <text:p text:style-name="P3"><text:tab/><text:tab/><text:tab/>DELETE --&gt; para borrar datos</text:p>
      <text:p text:style-name="P3"/>
      <text:p text:style-name="P3"><text:tab/>SQL AVANZADO</text:p>
      <text:p text:style-name="P3"/>
      <text:p text:style-name="P3"><text:tab/><text:tab/>Estas son las sentencias de SQL de forma de uso avanzado:</text:p>
      <text:p text:style-name="P3"/>
      <text:p text:style-name="P3"><text:tab/><text:tab/><text:tab/>LIMIT --&gt; para limitar numero de registros</text:p>
      <text:p text:style-name="P3"><text:tab/><text:tab/><text:tab/>LIKE --&gt; para buscar por un patron</text:p>
      <text:p text:style-name="P3"><text:tab/><text:tab/><text:tab/>IN --&gt; para seleccionar por multiples valores</text:p>
      <text:p text:style-name="P3"><text:tab/><text:tab/><text:tab/>BETWEEN --&gt; para seleccionar por rango de valores</text:p>
      <text:p text:style-name="P3"><text:tab/><text:tab/><text:tab/>ALIAS --&gt; para renombrar</text:p>
      <text:p text:style-name="P3"><text:tab/><text:tab/><text:tab/>JOIN --&gt; para combinar tablas</text:p>
      <text:p text:style-name="P3"><text:tab/><text:tab/><text:tab/>UNION --&gt; para combinar varios resultados</text:p>
      <text:p text:style-name="P3"><text:tab/><text:tab/><text:tab/>CREATE TABLE --&gt; para crear una tabla</text:p>
      <text:p text:style-name="P3"><text:tab/><text:tab/><text:tab/>NULL --&gt; para no indicar ningun valor</text:p>
      <text:p text:style-name="P3"><text:tab/><text:tab/><text:tab/>UNIQUE --&gt; para identificar de manera unica</text:p>
      <text:p text:style-name="P3"><text:tab/><text:tab/><text:tab/>PRIMARY KEY --&gt; para identificar cada fila de manera unica</text:p>
      <text:p text:style-name="P3"><text:tab/><text:tab/><text:tab/>FOREIGN KEY --&gt; para identificar la clave primaria de otra tabla</text:p>
      <text:p text:style-name="P3"><text:tab/><text:tab/><text:tab/>DROP --&gt; para borrar completamente una tabla o base de datos</text:p>
      <text:p text:style-name="P3"><text:tab/><text:tab/><text:tab/>TRUNCATE --&gt; para borrar solo los datos de la tabla, no la estructura</text:p>
      <text:p text:style-name="P3"><text:tab/><text:tab/><text:tab/>CREATE VIEW --&gt; para crear vistas de una tabla</text:p>
      <text:p text:style-name="P3"><text:tab/><text:tab/><text:tab/>ALTER TABLE</text:p>
      <text:p text:style-name="P3"/>
      <text:p text:style-name="P3">El Software con el que trabajara este curso es <text:a xlink:type="simple" xlink:href="https://sqlitebrowser.org/" text:style-name="Internet_20_link" text:visited-style-name="Visited_20_Internet_20_Link">https://sqlitebrowser.org/</text:a> se descarga el necesario para la computadora que se este trabajando.</text:p>
      <text:p text:style-name="P3"><draw:frame draw:style-name="fr2" draw:name="gráficos3" text:anchor-type="paragraph" svg:width="17.59cm" svg:height="9.627cm" draw:z-index="1"><draw:image xlink:href="Pictures/10000000000007800000041B80DDA1BA.png" xlink:type="simple" xlink:show="embed" xlink:actuate="onLoad"/></draw:frame><text:soft-page-break/></text:p>
      <text:p text:style-name="P3">En mi caso seleccione la version para x64-bit Windows. En mi caso lo instale en un destino a parte del sugerido por el programa (Disco Local C es la ruta por defecto), en principio el funcionamiento propio del software no se ve alterado por esto.</text:p>
      <text:p text:style-name="P3">En la computadora se instalan dos accesos para utilizar el Software:</text:p>
      <text:list xml:id="list8905104014120048870" text:style-name="L2">
        <text:list-item>
          <text:p text:style-name="P7">DB Browser (SQLite)</text:p>
        </text:list-item>
        <text:list-item>
          <text:p text:style-name="P7">DB Browser (SQLCipher)</text:p>
        </text:list-item>
      </text:list>
      <text:p text:style-name="P3">Para razones de este curso, en princio solo se utilizara la primera opcion. La vista al ejecutar este programa es el siguiente:</text:p>
      <text:p text:style-name="P3"/>
      <text:p text:style-name="P3"><draw:frame draw:style-name="fr2" draw:name="gráficos1" text:anchor-type="paragraph" svg:width="12.541cm" svg:height="8.59cm" draw:z-index="2"><draw:image xlink:href="Pictures/1000000000000411000002C9ACC5ECAF.png" xlink:type="simple" xlink:show="embed" xlink:actuate="onLoad"/></draw:frame></text:p>
      <text:p text:style-name="P3"><text:soft-page-break/></text:p>
      <text:p text:style-name="P3">Cambiare el idioma de la aplicación a español llendo a la barra de menus del programa, selecciono EDIT y en el selecciono la opcion de PREFERENCES.</text:p>
      <text:p text:style-name="P3"/>
      <text:p text:style-name="P3"><draw:frame draw:style-name="fr3" draw:name="gráficos4" text:anchor-type="paragraph" svg:width="10.659cm" svg:height="9.185cm" draw:z-index="3"><draw:image xlink:href="Pictures/10000000000002F70000028EE20E297E.png" xlink:type="simple" xlink:show="embed" xlink:actuate="onLoad"/></draw:frame></text:p>
      <text:p text:style-name="P3">En la seccion de GENERAL, la parte destinada a LENGUAGE cambio el idioma a mi preferencia.</text:p>
      <text:p text:style-name="P3"/>
      <text:p text:style-name="P3"><draw:frame draw:style-name="fr3" draw:name="gráficos5" text:anchor-type="paragraph" svg:width="10.848cm" svg:height="1.032cm" draw:z-index="4"><draw:image xlink:href="Pictures/100000000000019A00000027D005DC29.png" xlink:type="simple" xlink:show="embed" xlink:actuate="onLoad"/></draw:frame></text:p>
      <text:p text:style-name="P3">Luego doy clic izquierd en el borde inferior de la ventana SAVE para guardar los cambios. Se debe Reiniciar la aplicación para en su proxima ejecucion obserbar los cambios realizados.</text:p>
      <text:p text:style-name="P3"/>
      <text:p text:style-name="P3"><draw:frame draw:style-name="fr2" draw:name="gráficos6" text:anchor-type="paragraph" svg:width="12.09cm" svg:height="8.241cm" draw:z-index="5"><draw:image xlink:href="Pictures/1000000000000416000002C938F38FE0.png" xlink:type="simple" xlink:show="embed" xlink:actuate="onLoad"/></draw:frame></text:p>
      <text:p text:style-name="P3"><text:soft-page-break/>Ahora trabajaremos con la base de datos ofrecida por el curso. Esta se puede encontrar en el enlace: <text:a xlink:type="simple" xlink:href="https://www.dropbox.com/s/zp57m6hnlxbmxph/cursoSQL2.db?dl=0" text:style-name="Internet_20_link" text:visited-style-name="Visited_20_Internet_20_Link">https://www.dropbox.com/s/zp57m6hnlxbmxph/cursoSQL2.db?dl=0</text:a> aunque tambien se tienen otras opciones como <text:a xlink:type="simple" xlink:href="https://www.dropbox.com/s/vmfcptw69fhi4jk/cursoSQL2.db.sqbpro?dl=0" text:style-name="Internet_20_link" text:visited-style-name="Visited_20_Internet_20_Link">https://www.dropbox.com/s/vmfcptw69fhi4jk/cursoSQL2.db.sqbpro?dl=0</text:a> o la tercera opcion de <text:a xlink:type="simple" xlink:href="https://www.dropbox.com/s/s2uqjbr2g33htpy/cursoSQL2.db.sql?dl=0" text:style-name="Internet_20_link" text:visited-style-name="Visited_20_Internet_20_Link">https://www.dropbox.com/s/s2uqjbr2g33htpy/cursoSQL2.db.sql?dl=0</text:a> , el caso es que descargamos esa base de datos en algun sitio de nuestro equipo y nos dirijimos al programa dandole clic en la parte superior de la barra de menus del programa, debajo de esta esta el boton que dice ABRIR BASE DE DATOS; alli buscaremos y abriremos la base de datos del ejercicio.</text:p>
      <text:p text:style-name="P3"/>
      <text:p text:style-name="P3"><draw:frame draw:style-name="fr3" draw:name="gráficos7" text:anchor-type="paragraph" svg:width="17.59cm" svg:height="2.642cm" draw:z-index="6"><draw:image xlink:href="Pictures/10000000000005E0000000E2CB2F7C0F.png" xlink:type="simple" xlink:show="embed" xlink:actuate="onLoad"/></draw:frame></text:p>
      <text:p text:style-name="P5"><draw:frame draw:style-name="fr3" draw:name="gráficos8" text:anchor-type="paragraph" svg:width="9.947cm" svg:height="6.736cm" draw:z-index="7"><draw:image xlink:href="Pictures/100000000000040E000002BFC8AE4586.png" xlink:type="simple" xlink:show="embed" xlink:actuate="onLoad"/></draw:frame></text:p>
      <text:p text:style-name="P5"><draw:frame draw:style-name="fr3" draw:name="gráficos9" text:anchor-type="paragraph" svg:width="13.559cm" svg:height="7.421cm" draw:z-index="8"><draw:image xlink:href="Pictures/10000000000007800000041BE62D1405.png" xlink:type="simple" xlink:show="embed" xlink:actuate="onLoad"/></draw:frame></text:p>
      <text:p text:style-name="P8">La base de datos que estamos utilizando contiene 6 tablas de informacion y es la base de datos que se utilizara durante todo el curso. En caso de que no funcione con la Opcion 1 de descarga del archivo, podemos utilizar los otros dos links para abrir por medio de estos la base de datos o bien crearla.</text:p>
      <text:p text:style-name="P8"><text:soft-page-break/></text:p>
      <text:p text:style-name="P12">SELECT</text:p>
      <text:p text:style-name="P8"/>
      <text:p text:style-name="P8">Esta es una de las sentencias mas importantes en el uso del lenguaje SQL para la utilidad de base de datos. La sentencia SELECT permite realizar consultas sobre los datos que contiene una tabla en especifico en una base de datos.</text:p>
      <text:p text:style-name="P8"/>
      <text:p text:style-name="P8">La sintaxis de uso seria la siguiente:</text:p>
      <text:p text:style-name="P8"/>
      <text:p text:style-name="P11"><text:tab/><text:tab/>SELECT columna_1, columna_2, columna_n</text:p>
      <text:p text:style-name="P11"><text:tab/><text:tab/>FROM nombre_tabla;</text:p>
      <text:p text:style-name="P8"/>
      <text:p text:style-name="P8">En caso de querer traer todos los registros, se puede utilizar * para nombrar todas las columnas de la tabla.</text:p>
      <text:p text:style-name="P8"/>
      <text:p text:style-name="P8"><text:tab/>Por ejemplo:</text:p>
      <text:p text:style-name="P8"/>
      <text:p text:style-name="P8">( En el Software que estamos utilizando, para hacer una consulta SQL nos dirijimos a la pestaña de EJECUTAR SQL en caso contrario de ver solo la estructura de la base de datos nos dirigimos a ESTRUCTURA y en caso de solo ver los datos con las tablas ir a HOJAS DE DATOS).</text:p>
      <text:p text:style-name="P8"/>
      <text:p text:style-name="P8"><draw:frame draw:style-name="fr3" draw:name="gráficos10" text:anchor-type="paragraph" svg:width="6.066cm" svg:height="6.736cm" draw:z-index="9"><draw:image xlink:href="Pictures/1000000000000197000001C4A0A8DDC4.png" xlink:type="simple" xlink:show="embed" xlink:actuate="onLoad"/></draw:frame></text:p>
      <text:p text:style-name="P8"/>
      <text:p text:style-name="P8">La consulta SQL con la sentencia SELECT para mostrar todo el material de una tabla especifica puede ser con * o con los nombres de las columnas.</text:p>
      <text:p text:style-name="P8"/>
      <text:p text:style-name="P11"><text:tab/>SELECT * </text:p>
      <text:p text:style-name="P11"><text:tab/>FROM PERSONAS;</text:p>
      <text:p text:style-name="P11"/>
      <text:p text:style-name="P11"><text:tab/>SELECT PER, NOMBRE, APELLIDO1, APELLIDO2, DNI, EDAD, DEP, SS </text:p>
      <text:p text:style-name="P11"><text:tab/>FROM PERSONAS;</text:p>
      <text:p text:style-name="P8"><draw:frame draw:style-name="fr4" draw:name="gráficos11" text:anchor-type="paragraph" svg:x="0.291cm" svg:y="0.323cm" svg:width="6.955cm" svg:height="4.457cm" draw:z-index="10"><draw:image xlink:href="Pictures/10000000000001ED0000013C007D65A0.png" xlink:type="simple" xlink:show="embed" xlink:actuate="onLoad"/></draw:frame><draw:frame draw:style-name="fr4" draw:name="gráficos12" text:anchor-type="paragraph" svg:x="7.673cm" svg:y="0.333cm" svg:width="9.125cm" svg:height="4.577cm" draw:z-index="11"><draw:image xlink:href="Pictures/10000000000002580000012D3D79A0A8.png" xlink:type="simple" xlink:show="embed" xlink:actuate="onLoad"/></draw:frame><text:soft-page-break/></text:p>
      <text:p text:style-name="P8">En caso de solo querer mostrar una sola columna o algunas columnas en especifico, solo se deben poner dichas columnas.</text:p>
      <text:p text:style-name="P8"/>
      <text:p text:style-name="P8"><text:tab/><text:span text:style-name="T1">SELECT PER, DNI, EDAD FROM PERSONAS;</text:span></text:p>
      <text:p text:style-name="P8"/>
      <text:p text:style-name="P8"><draw:frame draw:style-name="fr2" draw:name="gráficos13" text:anchor-type="paragraph" svg:width="6.639cm" svg:height="5.403cm" draw:z-index="12"><draw:image xlink:href="Pictures/100000000000017800000132A9F74DE9.png" xlink:type="simple" xlink:show="embed" xlink:actuate="onLoad"/></draw:frame></text:p>
      <text:p text:style-name="P12">DISTINCT</text:p>
      <text:p text:style-name="P8"/>
      <text:p text:style-name="P8">Esta sentencia es especial. Cuando nosotros realizamos una consulta, puede que exitan valores repetidos. Es decir que para una columna o varias de estas, los valores almacenados se repitan. Dependiendo de lo que queramos consultar, aveces contar valores repetidos no es una buena accion y ahi donde entra la consulta DISTINCT que evita estos valores repetidos reflejados en la consulta. DISTINCT no funciona con varias columnas a la vez.</text:p>
      <text:p text:style-name="P8"/>
      <text:p text:style-name="P8"><text:tab/>Por Ejemplo:</text:p>
      <text:p text:style-name="P8"/>
      <text:p text:style-name="P11"><text:tab/>SELECT NOMBRE </text:p>
      <text:p text:style-name="P11"><text:tab/>FROM PERSONAS;</text:p>
      <text:p text:style-name="P11"/>
      <text:p text:style-name="P11"><text:tab/>SELECT DISTINCT NOMBRE </text:p>
      <text:p text:style-name="P11"><text:tab/>FROM PERSONAS;</text:p>
      <text:p text:style-name="P8"><draw:frame draw:style-name="fr4" draw:name="gráficos15" text:anchor-type="paragraph" svg:x="7.911cm" svg:y="0.212cm" svg:width="6.757cm" svg:height="3.905cm" draw:z-index="14"><draw:image xlink:href="Pictures/100000000000013B000000B618AA970D.png" xlink:type="simple" xlink:show="embed" xlink:actuate="onLoad"/></draw:frame><draw:frame draw:style-name="fr4" draw:name="gráficos14" text:anchor-type="paragraph" svg:x="2.746cm" svg:y="0.132cm" svg:width="4.606cm" svg:height="4.001cm" draw:z-index="13"><draw:image xlink:href="Pictures/10000000000000F4000000D4475F5095.png" xlink:type="simple" xlink:show="embed" xlink:actuate="onLoad"/></draw:frame><text:soft-page-break/></text:p>
      <text:p text:style-name="P8"/>
      <text:p text:style-name="P12">WHERE</text:p>
      <text:p text:style-name="P8"/>
      <text:p text:style-name="P8">La sentencia o clausula WHERE se utiliza para hacer un filtro en una consulta, es decir, es empleada cuando queremos que solo se nos refleje una consulta que cumple con un filtro o una premisa o una determinada condicion, esta condicion puede escribirse entre comillas simples o dobles ´´ “”.</text:p>
      <text:p text:style-name="P8"/>
      <text:p text:style-name="P8"><text:tab/>Por ejemplo:</text:p>
      <text:p text:style-name="P8"/>
      <text:p text:style-name="P11"><text:tab/>SELECT NOMBRE, EDAD </text:p>
      <text:p text:style-name="P11"><text:tab/>FROM PERSONAS</text:p>
      <text:p text:style-name="P11"><text:tab/>WHERE NOMBRE = 'ANTONIO';</text:p>
      <text:p text:style-name="P8"/>
      <text:p text:style-name="P8"><draw:frame draw:style-name="fr2" draw:name="gráficos17" text:anchor-type="paragraph" svg:width="6.244cm" svg:height="4.233cm" draw:z-index="15"><draw:image xlink:href="Pictures/10000000000000EC000000A01DB98421.png" xlink:type="simple" xlink:show="embed" xlink:actuate="onLoad"/></draw:frame></text:p>
      <text:p text:style-name="P8">Hay veces en que las consultas por letras y los valores en las tablas no coinciden por tener diferencia de mayusculas y minusculas. Una forma de arreglar esto es llevar tanto la consulta como el valor a minuscular <text:span text:style-name="T2">LOWER</text:span> o el valor y la consulta a mayusculas <text:span text:style-name="T2">UPPER</text:span>.</text:p>
      <text:p text:style-name="P8"/>
      <text:p text:style-name="P11"><text:tab/>SELECT NOMBRE, EDAD </text:p>
      <text:p text:style-name="P11"><text:tab/>FROM PERSONAS</text:p>
      <text:p text:style-name="P11"><text:tab/>WHERE lower(NOMBRE) = lower('ANTONIO');</text:p>
      <text:p text:style-name="P8"/>
      <text:p text:style-name="P8"><draw:frame draw:style-name="fr3" draw:name="gráficos16" text:anchor-type="paragraph" svg:width="8.269cm" svg:height="4.046cm" draw:z-index="16"><draw:image xlink:href="Pictures/10000000000001450000009F919582E5.png" xlink:type="simple" xlink:show="embed" xlink:actuate="onLoad"/></draw:frame></text:p>
      <text:p text:style-name="P8"><text:soft-page-break/></text:p>
      <text:p text:style-name="P11"><text:tab/>SELECT NOMBRE, EDAD </text:p>
      <text:p text:style-name="P11"><text:tab/>FROM PERSONAS</text:p>
      <text:p text:style-name="P11"><text:tab/>WHERE upper(NOMBRE) = upper('ANTONIO');</text:p>
      <text:p text:style-name="P8"/>
      <text:p text:style-name="P8"><draw:frame draw:style-name="fr3" draw:name="gráficos18" text:anchor-type="paragraph" svg:width="8.625cm" svg:height="4.101cm" draw:z-index="17"><draw:image xlink:href="Pictures/10000000000001460000009B0580B7EB.png" xlink:type="simple" xlink:show="embed" xlink:actuate="onLoad"/></draw:frame></text:p>
      <text:p text:style-name="P8"/>
      <text:p text:style-name="P8">A la vez las condiciones que se utilizan con WHERE pueden llevar <text:span text:style-name="T2">operadores numericos</text:span> tales como <text:s/>&gt;, &lt;, &gt;=, &lt;= y <text:s/>=.</text:p>
      <text:p text:style-name="P8"/>
      <text:p text:style-name="P11"><text:tab/>SELECT NOMBRE, EDAD </text:p>
      <text:p text:style-name="P11"><text:tab/>FROM PERSONAS</text:p>
      <text:p text:style-name="P11"><text:tab/>WHERE EDAD &gt;= 24;</text:p>
      <text:p text:style-name="P8"/>
      <text:p text:style-name="P8"><draw:frame draw:style-name="fr3" draw:name="gráficos19" text:anchor-type="paragraph" svg:width="5.292cm" svg:height="4.921cm" draw:z-index="18"><draw:image xlink:href="Pictures/10000000000000C8000000BA3F4525F0.png" xlink:type="simple" xlink:show="embed" xlink:actuate="onLoad"/></draw:frame></text:p>
      <text:p text:style-name="P8">Tambien podemos utilizar otros operadores como los son AND y OR. El condicional AND solo traera una consulta cuando se cumpla la primera condicion y la segunda condicion, es decir ambas premisas se cumplan ( 1 AND 2); que que el operador OR traera la consulta mientras que alguna de las dos condiciones se complan, es decir que se cuma la primera y no la segunda o que no se cumpla la primera pero si la segunda ( 1 OR 2).</text:p>
      <text:p text:style-name="P8"/>
      <text:p text:style-name="P8"/>
      <text:p text:style-name="P11"><text:tab/>SELECT NOMBRE, EDAD </text:p>
      <text:p text:style-name="P11"><text:tab/>FROM PERSONAS</text:p>
      <text:p text:style-name="P11"><text:tab/>WHERE EDAD &gt;= 24 AND EDAD &lt;= 35;</text:p>
      <text:p text:style-name="P8"/>
      <text:p text:style-name="P8"><draw:frame draw:style-name="fr2" draw:name="gráficos20" text:anchor-type="paragraph" svg:width="7.02cm" svg:height="3.471cm" draw:z-index="22"><draw:image xlink:href="Pictures/100000000000011300000088BF533902.png" xlink:type="simple" xlink:show="embed" xlink:actuate="onLoad"/></draw:frame><text:soft-page-break/></text:p>
      <text:p text:style-name="P11"><text:tab/>SELECT NOMBRE, EDAD </text:p>
      <text:p text:style-name="P11"><text:tab/>FROM PERSONAS</text:p>
      <text:p text:style-name="P11"><text:tab/>WHERE EDAD &gt;= 24 OR EDAD &lt;= 35;</text:p>
      <text:p text:style-name="P8"/>
      <text:p text:style-name="P8"><draw:frame draw:style-name="fr3" draw:name="gráficos21" text:anchor-type="paragraph" svg:width="6.503cm" svg:height="4.955cm" draw:z-index="19"><draw:image xlink:href="Pictures/1000000000000111000000D0CE91F98E.png" xlink:type="simple" xlink:show="embed" xlink:actuate="onLoad"/></draw:frame></text:p>
      <text:p text:style-name="P11"><text:tab/>SELECT NOMBRE, EDAD </text:p>
      <text:p text:style-name="P11"><text:tab/>FROM PERSONAS</text:p>
      <text:p text:style-name="P11"><text:tab/>WHERE lower(NOMBRE) = lower("LUIS") AND EDAD &gt;= 20</text:p>
      <text:p text:style-name="P8"/>
      <text:p text:style-name="P8"><draw:frame draw:style-name="fr3" draw:name="gráficos23" text:anchor-type="paragraph" svg:width="9.047cm" svg:height="2.891cm" draw:z-index="21"><draw:image xlink:href="Pictures/1000000000000197000000826231235F.png" xlink:type="simple" xlink:show="embed" xlink:actuate="onLoad"/></draw:frame></text:p>
      <text:p text:style-name="P11"><text:tab/>SELECT NOMBRE, EDAD </text:p>
      <text:p text:style-name="P11"><text:tab/>FROM PERSONAS</text:p>
      <text:p text:style-name="P11"><text:tab/>WHERE lower(NOMBRE) = lower("LUIS") OR EDAD &gt;= 20</text:p>
      <text:p text:style-name="P8"/>
      <text:p text:style-name="P8"><draw:frame draw:style-name="fr2" draw:name="gráficos22" text:anchor-type="paragraph" svg:width="8.585cm" svg:height="4.577cm" draw:z-index="20"><draw:image xlink:href="Pictures/1000000000000188000000D1BB5EE2DC.png" xlink:type="simple" xlink:show="embed" xlink:actuate="onLoad"/></draw:frame></text:p>
      <text:p text:style-name="P8"><text:soft-page-break/></text:p>
      <text:p text:style-name="P9">ORDER BY</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Felipe Narvaez Gomez</meta:initial-creator>
    <meta:creation-date>2022-04-13T13:58:07.91</meta:creation-date>
    <dc:date>2022-04-17T20:51:22.75</dc:date>
    <dc:creator>Luis Felipe Narvaez Gomez</dc:creator>
    <meta:editing-duration>PT4H48M43S</meta:editing-duration>
    <meta:editing-cycles>9</meta:editing-cycles>
    <meta:generator>OpenOffice/4.1.11$Win32 OpenOffice.org_project/4111m1$Build-9808</meta:generator>
    <meta:document-statistic meta:table-count="0" meta:image-count="23" meta:object-count="0" meta:page-count="12" meta:paragraph-count="137" meta:word-count="1516" meta:character-count="9182"/>
  </office:meta>
</office:document-meta>
</file>